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1pt" style:font-size-asian="11pt" style:font-size-complex="11pt"/>
    </style:style>
    <style:style style:name="P2" style:family="paragraph" style:parent-style-name="Text_20_body">
      <style:text-properties fo:font-size="11pt" officeooo:paragraph-rsid="00058fdd" style:font-size-asian="11pt" style:font-size-complex="11p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1pt" style:font-size-complex="11p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fo:font-size="11pt" style:text-underline-style="none" style:text-blinking="false" fo:background-color="transparent" style:font-size-asian="11pt" style:font-size-complex="11p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normal" fo:background-color="transparent" style:font-size-asian="11pt" style:font-size-complex="11p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fo:font-size="11pt" style:text-underline-style="solid" style:text-underline-width="auto" style:text-underline-color="font-color" fo:background-color="transparent" style:font-size-asian="11pt" style:font-size-complex="11p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size="11pt" fo:font-weight="normal" style:font-size-asian="11pt" style:font-size-complex="11p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size="11pt" style:font-size-asian="11pt" style:font-size-complex="11pt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</style:style>
    <style:style style:name="T1" style:family="text">
      <style:text-properties fo:font-variant="normal" fo:text-transform="none" fo:color="#000000" style:font-name="Arial" fo:font-size="14pt" fo:font-style="normal" style:text-underline-style="solid" style:text-underline-width="auto" style:text-underline-color="font-color" fo:font-weight="normal" fo:background-color="transparent" loext:char-shading-value="0"/>
    </style:style>
    <style:style style:name="T2" style:family="text">
      <style:text-properties fo:font-variant="normal" fo:text-transform="none" fo:color="#000000" style:font-name="Arial" fo:font-style="normal" style:text-underline-style="solid" style:text-underline-width="auto" style:text-underline-color="font-color" fo:background-color="transparent" loext:char-shading-value="0"/>
    </style:style>
    <style:style style:name="T3" style:family="text">
      <style:text-properties fo:font-variant="normal" fo:text-transform="none" fo:color="#000000" style:font-name="Arial" fo:font-style="normal" style:text-underline-style="solid" style:text-underline-width="auto" style:text-underline-color="font-color" fo:font-weight="normal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9" style:family="text">
      <style:text-properties style:font-name="Arial" fo:font-size="14pt" fo:font-style="normal" fo:font-weight="normal"/>
    </style:style>
    <style:style style:name="T10" style:family="text">
      <style:text-properties style:font-name="Arial" fo:font-style="normal" fo:font-weight="normal"/>
    </style:style>
    <style:style style:name="T11" style:family="text">
      <style:text-properties style:font-name="Arial" fo:font-style="normal" fo:font-weight="normal" officeooo:rsid="00072f2a"/>
    </style:style>
    <style:style style:name="T12" style:family="text">
      <style:text-properties fo:font-weight="normal"/>
    </style:style>
    <style:style style:name="T13" style:family="text">
      <style:text-properties fo:font-size="11pt"/>
    </style:style>
    <style:style style:name="T14" style:family="text">
      <style:text-properties fo:font-size="11pt" fo:font-weight="normal" style:font-size-asian="11pt" style:font-size-complex="11pt"/>
    </style:style>
    <style:style style:name="T15" style:family="text">
      <style:text-properties officeooo:rsid="00072f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b5dc726a-7fff-61c9-5bdc-5eb211be5525"/>Shell scripting</text:p>
      <text:p text:style-name="Text_20_body"/>
      <text:p text:style-name="P9"><text:span text:style-name="T2">1)</text:span><text:span text:style-name="T5">echo "what is your name?"</text:span></text:p>
      <text:p text:style-name="P5">read PERSON</text:p>
      <text:p text:style-name="P5">echo "hello,$PERSON"</text:p>
      <text:p text:style-name="P1"/>
      <text:p text:style-name="P7">output</text:p>
      <text:p text:style-name="P5">(base) sjcet@Z238-UL:~$ bash name.sh</text:p>
      <text:p text:style-name="P5">what is your name?</text:p>
      <text:p text:style-name="P5">arya</text:p>
      <text:p text:style-name="P5">Hello,arya</text:p>
      <text:p text:style-name="P1"/>
      <text:p text:style-name="P5">2)Shell Program to check whether the number is odd or even in the list</text:p>
      <text:p text:style-name="P1"/>
      <text:p text:style-name="P5">nums="1 2 3 4 5 6 7"</text:p>
      <text:p text:style-name="P5">for num in $nums</text:p>
      <text:p text:style-name="P5">do</text:p>
      <text:p text:style-name="P5">q=`expr $num % 2`</text:p>
      <text:p text:style-name="P5">if [ $q -eq 0 ]</text:p>
      <text:p text:style-name="P5">then</text:p>
      <text:p text:style-name="P6"><text:span text:style-name="T10">echo "number is an even number!!"</text:span></text:p>
      <text:p text:style-name="P6"><text:span text:style-name="T10">continue</text:span></text:p>
      <text:p text:style-name="P5">fi</text:p>
      <text:p text:style-name="P6"><text:span text:style-name="T10">echo "found odd number"</text:span></text:p>
      <text:p text:style-name="P5">Done</text:p>
      <text:p text:style-name="P1"/>
      <text:p text:style-name="P8"><text:span text:style-name="T10">Output</text:span></text:p>
      <text:p text:style-name="P5">(base) sjcet@Z238-UL:~$ bash oddeven.sh</text:p>
      <text:p text:style-name="P5">found odd number</text:p>
      <text:p text:style-name="P5">number is an even number!!</text:p>
      <text:p text:style-name="P5">found odd number</text:p>
      <text:p text:style-name="P5">number is an even number!!</text:p>
      <text:p text:style-name="P5">found odd number1)</text:p>
      <text:p text:style-name="P4"><text:bookmark text:name="docs-internal-guid-e052ba67-7fff-9a1e-585f-c89861b88c8a"/><text:span text:style-name="T13">number is an even number!!</text:span></text:p>
      <text:p text:style-name="P5">found odd number</text:p>
      <text:p text:style-name="P1"/>
      <text:p text:style-name="P5"/>
      <text:p text:style-name="P5"/>
      <text:p text:style-name="P5"/>
      <text:p text:style-name="P5"><text:soft-page-break/>3)shell script for factorial of a number</text:p>
      <text:p text:style-name="P1"/>
      <text:p text:style-name="P5">echo "enter a number"</text:p>
      <text:p text:style-name="P5">read num</text:p>
      <text:p text:style-name="P5">fact=1</text:p>
      <text:p text:style-name="P5">while [ $num -gt 1 ]</text:p>
      <text:p text:style-name="P5">do</text:p>
      <text:p text:style-name="P6"><text:span text:style-name="T10">fact=$((fact * num))</text:span></text:p>
      <text:p text:style-name="P6"><text:span text:style-name="T10">num=$((num - 1))</text:span></text:p>
      <text:p text:style-name="P5">done</text:p>
      <text:p text:style-name="P5">echo $fact</text:p>
      <text:p text:style-name="P1"/>
      <text:p text:style-name="P7">Output</text:p>
      <text:p text:style-name="P5">(base) sjcet@Z238-UL:~$ vi factorial.sh</text:p>
      <text:p text:style-name="P5">(base) sjcet@Z238-UL:~$ bash  factorial.sh</text:p>
      <text:p text:style-name="P5">enter a number</text:p>
      <text:p text:style-name="P5">5</text:p>
      <text:p text:style-name="P5">120</text:p>
      <text:p text:style-name="P1"/>
      <text:p text:style-name="P5">3)Using For loop-factorial of a number</text:p>
      <text:p text:style-name="P1"/>
      <text:p text:style-name="P5">echo "enter a number"</text:p>
      <text:p text:style-name="P5">read num</text:p>
      <text:p text:style-name="P5">fact=1</text:p>
      <text:p text:style-name="P5">for((i=2;i&lt;=num;i++))</text:p>
      <text:p text:style-name="P6"><text:span text:style-name="T10">{</text:span></text:p>
      <text:p text:style-name="P6"><text:span text:style-name="T10">fact=$((fact * i))</text:span></text:p>
      <text:p text:style-name="P10"><text:span text:style-name="T6">}</text:span></text:p>
      <text:p text:style-name="P5">echo $fact</text:p>
      <text:p text:style-name="P5"/>
      <text:p text:style-name="P1"><text:bookmark text:name="docs-internal-guid-3b56364a-7fff-c5aa-5221-a3e3de47ff73"/><text:span text:style-name="T3">Output</text:span></text:p>
      <text:p text:style-name="P5">(base) sjcet@Z238-UL:~$ bash  factorial.sh</text:p>
      <text:p text:style-name="P5">enter a number</text:p>
      <text:p text:style-name="P5">4</text:p>
      <text:p text:style-name="P5">24</text:p>
      <text:p text:style-name="P1"/>
      <text:p text:style-name="P5">4)Sum of all digits - Shell Script</text:p>
      <text:p text:style-name="P5">echo "enter a number"</text:p>
      <text:p text:style-name="P5">read num</text:p>
      <text:p text:style-name="P5">sum=0</text:p>
      <text:p text:style-name="P5"><text:soft-page-break/>while [ $num -gt 0 ]</text:p>
      <text:p text:style-name="P5">do</text:p>
      <text:p text:style-name="P6"><text:span text:style-name="T10">mod=$((num % 10))</text:span></text:p>
      <text:p text:style-name="P6"><text:span text:style-name="T10">sum=$((sum + mod))</text:span></text:p>
      <text:p text:style-name="P6"><text:span text:style-name="T10">num=$((num / 10))</text:span></text:p>
      <text:p text:style-name="P5">done</text:p>
      <text:p text:style-name="P5">echo $sum</text:p>
      <text:p text:style-name="P1"/>
      <text:p text:style-name="P10"><text:span text:style-name="T3">Output</text:span></text:p>
      <text:p text:style-name="P5">(base) sjcet@Z238-UL:~$ bash sum.sh</text:p>
      <text:p text:style-name="P5">enter a number</text:p>
      <text:p text:style-name="P5">90</text:p>
      <text:p text:style-name="P5">9</text:p>
      <text:p text:style-name="P1"/>
      <text:p text:style-name="P5">5)Shell script to print sum of all digit using expr</text:p>
      <text:p text:style-name="P1"/>
      <text:p text:style-name="P5"><text:span text:style-name="T15">e</text:span>cho "enter a number"</text:p>
      <text:p text:style-name="P5"><text:bookmark text:name="docs-internal-guid-db3621f2-7fff-4b95-0b2a-09d5a3b8f665"/>read num</text:p>
      <text:p text:style-name="P5">sum=0</text:p>
      <text:p text:style-name="P5">while [ $num -gt 0 ]</text:p>
      <text:p text:style-name="P5">do</text:p>
      <text:p text:style-name="P6"><text:span text:style-name="T10">mod=`expr $num % 10`</text:span></text:p>
      <text:p text:style-name="P6"><text:span text:style-name="T10">sum=`expr $sum + $mod`</text:span></text:p>
      <text:p text:style-name="P6"><text:span text:style-name="T10">num=`expr $num / 10`</text:span></text:p>
      <text:p text:style-name="P5">done</text:p>
      <text:p text:style-name="P5">echo $sum</text:p>
      <text:p text:style-name="P5"/>
      <text:p text:style-name="P10"><text:span text:style-name="T3">output</text:span></text:p>
      <text:p text:style-name="P5">(base) sjcet@Z238-UL:~$ bash expr.sh</text:p>
      <text:p text:style-name="P5">enter a number</text:p>
      <text:p text:style-name="P5">75</text:p>
      <text:p text:style-name="P5">12</text:p>
      <text:p text:style-name="P1"/>
      <text:p text:style-name="P5">6)Print numbers 1 to 100 using while loop - Shell Script</text:p>
      <text:p text:style-name="P10"><text:span text:style-name="T6">i=1</text:span></text:p>
      <text:p text:style-name="P5">while [ $i -le 100 ]</text:p>
      <text:p text:style-name="P5">do</text:p>
      <text:p text:style-name="P6"><text:span text:style-name="T10">echo $i</text:span></text:p>
      <text:p text:style-name="P6"><text:span text:style-name="T10">i=$(($i+1))</text:span></text:p>
      <text:p text:style-name="P5">done</text:p>
      <text:p text:style-name="P1"/>
      <text:p text:style-name="P7"><text:soft-page-break/>output</text:p>
      <text:p text:style-name="P5">1</text:p>
      <text:p text:style-name="P5">2</text:p>
      <text:p text:style-name="P5">3</text:p>
      <text:p text:style-name="P5">4</text:p>
      <text:p text:style-name="P5">5</text:p>
      <text:p text:style-name="P5">6</text:p>
      <text:p text:style-name="P5">7</text:p>
      <text:p text:style-name="P5">8</text:p>
      <text:p text:style-name="P5">9</text:p>
      <text:p text:style-name="P5"><text:bookmark text:name="docs-internal-guid-0b2065a0-7fff-c525-b226-842c04c9a7ce"/>10</text:p>
      <text:p text:style-name="P5">11</text:p>
      <text:p text:style-name="P5">12</text:p>
      <text:p text:style-name="P5">13</text:p>
      <text:p text:style-name="P5">14</text:p>
      <text:p text:style-name="P5">15</text:p>
      <text:p text:style-name="P5">16</text:p>
      <text:p text:style-name="P5">17</text:p>
      <text:p text:style-name="P5">18</text:p>
      <text:p text:style-name="P5">19</text:p>
      <text:p text:style-name="P5">20</text:p>
      <text:p text:style-name="P5">21</text:p>
      <text:p text:style-name="P5">22</text:p>
      <text:p text:style-name="P5">23</text:p>
      <text:p text:style-name="P5">24</text:p>
      <text:p text:style-name="P5">25</text:p>
      <text:p text:style-name="P5">26</text:p>
      <text:p text:style-name="P5">27</text:p>
      <text:p text:style-name="P5">28</text:p>
      <text:p text:style-name="P5">29</text:p>
      <text:p text:style-name="P5">30</text:p>
      <text:p text:style-name="P5">31</text:p>
      <text:p text:style-name="P5">32</text:p>
      <text:p text:style-name="P5">33</text:p>
      <text:p text:style-name="P5">34</text:p>
      <text:p text:style-name="P5">35</text:p>
      <text:p text:style-name="P5">36</text:p>
      <text:p text:style-name="P5">37</text:p>
      <text:p text:style-name="P5">38</text:p>
      <text:p text:style-name="P5">39</text:p>
      <text:p text:style-name="P5">40</text:p>
      <text:p text:style-name="P5">41</text:p>
      <text:p text:style-name="P5"><text:soft-page-break/>42</text:p>
      <text:p text:style-name="P5">43</text:p>
      <text:p text:style-name="P5">44</text:p>
      <text:p text:style-name="P5"><text:bookmark text:name="docs-internal-guid-e28d80bc-7fff-fa81-bc49-a811ae43638f"/>45</text:p>
      <text:p text:style-name="P5">46</text:p>
      <text:p text:style-name="P5">47</text:p>
      <text:p text:style-name="P5">48</text:p>
      <text:p text:style-name="P5">49</text:p>
      <text:p text:style-name="P5">50</text:p>
      <text:p text:style-name="P5">51</text:p>
      <text:p text:style-name="P5">52</text:p>
      <text:p text:style-name="P5">53</text:p>
      <text:p text:style-name="P5">54</text:p>
      <text:p text:style-name="P5">55</text:p>
      <text:p text:style-name="P5">56</text:p>
      <text:p text:style-name="P5">57</text:p>
      <text:p text:style-name="P5">58</text:p>
      <text:p text:style-name="P5">59</text:p>
      <text:p text:style-name="P5">60</text:p>
      <text:p text:style-name="P5">61</text:p>
      <text:p text:style-name="P5">62</text:p>
      <text:p text:style-name="P5">63</text:p>
      <text:p text:style-name="P5">64</text:p>
      <text:p text:style-name="P5">65</text:p>
      <text:p text:style-name="P5">66</text:p>
      <text:p text:style-name="P5">67</text:p>
      <text:p text:style-name="P5">68</text:p>
      <text:p text:style-name="P5">69</text:p>
      <text:p text:style-name="P5">70</text:p>
      <text:p text:style-name="P5">71</text:p>
      <text:p text:style-name="P5">72</text:p>
      <text:p text:style-name="P5">73</text:p>
      <text:p text:style-name="P5">74</text:p>
      <text:p text:style-name="P5">75</text:p>
      <text:p text:style-name="P5">76</text:p>
      <text:p text:style-name="P5">77</text:p>
      <text:p text:style-name="P5">78</text:p>
      <text:p text:style-name="P2"><text:line-break/><text:bookmark text:name="docs-internal-guid-88e4294c-7fff-3e4a-ebfb-40d0bea896a0"/><text:span text:style-name="T6">79</text:span></text:p>
      <text:p text:style-name="P5">80</text:p>
      <text:p text:style-name="P5">81</text:p>
      <text:p text:style-name="P5"><text:soft-page-break/>82</text:p>
      <text:p text:style-name="P5">83</text:p>
      <text:p text:style-name="P5">84</text:p>
      <text:p text:style-name="P5">85</text:p>
      <text:p text:style-name="P5">86</text:p>
      <text:p text:style-name="P5">87</text:p>
      <text:p text:style-name="P5">88</text:p>
      <text:p text:style-name="P5">89</text:p>
      <text:p text:style-name="P5">90</text:p>
      <text:p text:style-name="P5">91</text:p>
      <text:p text:style-name="P5">92</text:p>
      <text:p text:style-name="P5">93</text:p>
      <text:p text:style-name="P5">94</text:p>
      <text:p text:style-name="P5">95</text:p>
      <text:p text:style-name="P5">96</text:p>
      <text:p text:style-name="P5">97</text:p>
      <text:p text:style-name="P5">98</text:p>
      <text:p text:style-name="P5">99</text:p>
      <text:p text:style-name="P5">100</text:p>
      <text:p text:style-name="P1"/>
      <text:p text:style-name="P5">7)compare two strings</text:p>
      <text:p text:style-name="P10"><text:span text:style-name="T6">read -p "enter two strings:" str1 str2</text:span></text:p>
      <text:p text:style-name="P5">if [ $str1 == $str2 ]</text:p>
      <text:p text:style-name="P5">then</text:p>
      <text:p text:style-name="P6"><text:span text:style-name="T10">echo "equal"</text:span></text:p>
      <text:p text:style-name="P5">else</text:p>
      <text:p text:style-name="P6"><text:span text:style-name="T10">echo "un equal"</text:span></text:p>
      <text:p text:style-name="P5">fi</text:p>
      <text:p text:style-name="P7">Output</text:p>
      <text:p text:style-name="P5">(base) sjcet@Z238-UL:~$ bash string.sh</text:p>
      <text:p text:style-name="P10"><text:span text:style-name="T6">enter two strings:athira arya</text:span><text:line-break/><text:bookmark text:name="docs-internal-guid-13c0df7b-7fff-80ab-cc58-7884c34bbf24"/><text:span text:style-name="T6">un equal</text:span></text:p>
      <text:p text:style-name="P10"><text:span text:style-name="T6"/></text:p>
      <text:p text:style-name="P5">8)Add array elements - Shell Script</text:p>
      <text:p text:style-name="P5">arr=(10 20 30 40 50)</text:p>
      <text:p text:style-name="P5">sum=0</text:p>
      <text:p text:style-name="P5">for i in ${arr[@]}</text:p>
      <text:p text:style-name="P5">do</text:p>
      <text:p text:style-name="P6"><text:span text:style-name="T10">sum=`expr $sum + $1`</text:span></text:p>
      <text:p text:style-name="P5">done</text:p>
      <text:p text:style-name="P5">echo $sum</text:p>
      <text:p text:style-name="P7"><text:soft-page-break/>Output</text:p>
      <text:p text:style-name="P5">(base) sjcet@Z238-UL:~$ bash array.sh</text:p>
      <text:p text:style-name="P5">150</text:p>
      <text:p text:style-name="P1"/>
      <text:p text:style-name="P5">9)Multiplication of two numbers using expr in shell</text:p>
      <text:p text:style-name="P5">Script</text:p>
      <text:p text:style-name="P10"><text:span text:style-name="T6">num1=10</text:span></text:p>
      <text:p text:style-name="P5">num2=20</text:p>
      <text:p text:style-name="P5">ans=`expr $num1 \* $num2`</text:p>
      <text:p text:style-name="P5">echo $ans</text:p>
      <text:p text:style-name="P1"/>
      <text:p text:style-name="P7">Output</text:p>
      <text:p text:style-name="P10"><text:span text:style-name="T6">(base) sjcet@Z238-UL:~$ bash mul.sh</text:span></text:p>
      <text:p text:style-name="P5">200</text:p>
      <text:p text:style-name="P1"/>
      <text:p text:style-name="P5">10)Shell script for finding greatest of three numbers</text:p>
      <text:p text:style-name="P10"><text:span text:style-name="T6">echo "enter num1"</text:span></text:p>
      <text:p text:style-name="P5">read num1</text:p>
      <text:p text:style-name="P5">echo "enter num2"</text:p>
      <text:p text:style-name="P5">read num2</text:p>
      <text:p text:style-name="P5">echo "enter num3"</text:p>
      <text:p text:style-name="P5">read num3</text:p>
      <text:p text:style-name="P2"><text:line-break/><text:bookmark text:name="docs-internal-guid-687e92ad-7fff-c295-432d-0f404a2a8af5"/><text:span text:style-name="T6">if [ $num1 -gt $num2 ] &amp;&amp; [ $num1 -gt $num3 ]</text:span></text:p>
      <text:p text:style-name="P5">then</text:p>
      <text:p text:style-name="P6"><text:span text:style-name="T10">echo $num1</text:span></text:p>
      <text:p text:style-name="P5">elif [ $num2 -gt $num1 ] &amp;&amp; [ $num2 -gt $num3 ]</text:p>
      <text:p text:style-name="P6"><text:span text:style-name="T10">then</text:span></text:p>
      <text:p text:style-name="P6"><text:span text:style-name="T10">echo $num2</text:span></text:p>
      <text:p text:style-name="P5">else</text:p>
      <text:p text:style-name="P6"><text:span text:style-name="T10">echo $num3</text:span></text:p>
      <text:p text:style-name="P5">fi</text:p>
      <text:p text:style-name="P1"/>
      <text:p text:style-name="P1"/>
      <text:p text:style-name="P7">Output</text:p>
      <text:p text:style-name="P5">(base) sjcet@Z238-UL:~$ vi greatest.sh</text:p>
      <text:p text:style-name="P5">(base) sjcet@Z238-UL:~$ bash greatest.sh</text:p>
      <text:p text:style-name="P5">enter num1</text:p>
      <text:p text:style-name="P5">30</text:p>
      <text:p text:style-name="P5">enter num2</text:p>
      <text:p text:style-name="P5"><text:soft-page-break/>50</text:p>
      <text:p text:style-name="P5">enter num3</text:p>
      <text:p text:style-name="P5">40</text:p>
      <text:p text:style-name="P5">50</text:p>
      <text:p text:style-name="P1"/>
      <text:p text:style-name="P5">11)Average of n numbers - Shell Script</text:p>
      <text:p text:style-name="P10"><text:span text:style-name="T6">echo "Enter size(N)"</text:span></text:p>
      <text:p text:style-name="P5">read N</text:p>
      <text:p text:style-name="P5">i=1</text:p>
      <text:p text:style-name="P5">sum=0</text:p>
      <text:p text:style-name="P5">echo "Enter Numbers"</text:p>
      <text:p text:style-name="P5">while [ $i -le $N ]</text:p>
      <text:p text:style-name="P5">do</text:p>
      <text:p text:style-name="P6"><text:span text:style-name="T10">read num</text:span></text:p>
      <text:p text:style-name="P6"><text:span text:style-name="T10">sum=$((sum + num))</text:span></text:p>
      <text:p text:style-name="P6"><text:span text:style-name="T10">i=$((i + 1))</text:span></text:p>
      <text:p text:style-name="P5">done</text:p>
      <text:p text:style-name="P5"><text:bookmark text:name="docs-internal-guid-6df7bf0c-7fff-f9e6-3f36-d5bc8db06f2f"/>avg=$(echo $sum / $N | bc -l )</text:p>
      <text:p text:style-name="P5">echo $avg</text:p>
      <text:p text:style-name="P1"/>
      <text:p text:style-name="P7">output</text:p>
      <text:p text:style-name="P10"><text:span text:style-name="T6">sjcet@Z238-UL:~$ bash average.sh</text:span></text:p>
      <text:p text:style-name="P5">Enter size(N)</text:p>
      <text:p text:style-name="P5">2</text:p>
      <text:p text:style-name="P5">Enter Numbers</text:p>
      <text:p text:style-name="P5">10</text:p>
      <text:p text:style-name="P5">20</text:p>
      <text:p text:style-name="P5">15.00000000000000000000</text:p>
      <text:p text:style-name="P1"/>
      <text:p text:style-name="P5">12) Largest of n numbers - Shell Script</text:p>
      <text:p text:style-name="P10"><text:span text:style-name="T6">echo "Enter size(N)"</text:span></text:p>
      <text:p text:style-name="P5">read N</text:p>
      <text:p text:style-name="P5">i=1</text:p>
      <text:p text:style-name="P5">max=0</text:p>
      <text:p text:style-name="P5">echo "Enter Numbers"</text:p>
      <text:p text:style-name="P5">while [ $i -le $N ]</text:p>
      <text:p text:style-name="P5">do</text:p>
      <text:p text:style-name="P6"><text:span text:style-name="T10">read num</text:span></text:p>
      <text:p text:style-name="P6"><text:span text:style-name="T10">if [ $i -eq 1 ]</text:span></text:p>
      <text:p text:style-name="P6"><text:span text:style-name="T10">then</text:span></text:p>
      <text:p text:style-name="P6"><text:span text:style-name="T10">max=$num</text:span></text:p>
      <text:p text:style-name="P6"><text:soft-page-break/><text:span text:style-name="T10">else</text:span></text:p>
      <text:p text:style-name="P6"><text:span text:style-name="T10">if [ $num -gt $max ]</text:span></text:p>
      <text:p text:style-name="P6"><text:span text:style-name="T10">then</text:span></text:p>
      <text:p text:style-name="P6"><text:span text:style-name="T10">max=$num</text:span></text:p>
      <text:p text:style-name="P6"><text:span text:style-name="T10">fi</text:span></text:p>
      <text:p text:style-name="P6"><text:span text:style-name="T10">fi</text:span></text:p>
      <text:p text:style-name="P6"><text:span text:style-name="T10">i=$((i + 1))</text:span></text:p>
      <text:p text:style-name="P5">done</text:p>
      <text:p text:style-name="P10"><text:span text:style-name="T6">echo $max</text:span><text:line-break/><text:bookmark text:name="docs-internal-guid-55c52ec1-7fff-376b-8dd4-f33b3638fd15"/><text:span text:style-name="T3">output </text:span></text:p>
      <text:p text:style-name="P10"><text:span text:style-name="T6">sjcet@Z238-UL:~$ bash largest.sh</text:span></text:p>
      <text:p text:style-name="P5">Enter size(N)</text:p>
      <text:p text:style-name="P5">2</text:p>
      <text:p text:style-name="P5">Enter Numbers</text:p>
      <text:p text:style-name="P5">10</text:p>
      <text:p text:style-name="P5">28</text:p>
      <text:p text:style-name="P5">28</text:p>
      <text:p text:style-name="P1"/>
      <text:p text:style-name="P5">13)Sum of n numbers using for loop- Shell Script</text:p>
      <text:p text:style-name="P11"><text:span text:style-name="T7">echo "enter size(N)"</text:span></text:p>
      <text:p text:style-name="P5">read N</text:p>
      <text:p text:style-name="P5">sum=0</text:p>
      <text:p text:style-name="P5">echo "Enter Numbers"</text:p>
      <text:p text:style-name="P5">for((i=1;i&lt;=N;i++))</text:p>
      <text:p text:style-name="P5">do</text:p>
      <text:p text:style-name="P6"><text:span text:style-name="T10">read num</text:span></text:p>
      <text:p text:style-name="P6"><text:span text:style-name="T10">sum=$((sum + num))</text:span></text:p>
      <text:p text:style-name="P5">done</text:p>
      <text:p text:style-name="P5">echo $sum</text:p>
      <text:p text:style-name="P5"/>
      <text:p text:style-name="P5"/>
      <text:p text:style-name="P1"/>
      <text:p text:style-name="P7">output</text:p>
      <text:p text:style-name="P10"><text:span text:style-name="T6">sjcet@Z238-UL:~$ bash sumn.sh</text:span></text:p>
      <text:p text:style-name="P5">enter size(N)</text:p>
      <text:p text:style-name="P5">3</text:p>
      <text:p text:style-name="P5">Enter Numbers</text:p>
      <text:p text:style-name="P5">12</text:p>
      <text:p text:style-name="P5">14</text:p>
      <text:p text:style-name="P5">16</text:p>
      <text:p text:style-name="P5">42</text:p>
      <text:p text:style-name="P2"><text:soft-page-break/><text:span text:style-name="T12"><text:line-break/></text:span><text:bookmark text:name="docs-internal-guid-d5807ef8-7fff-a717-d331-95afc76c3d0e"/><text:span text:style-name="T6">13)Sum of n numbers using while loop - Shell Script</text:span></text:p>
      <text:p text:style-name="P5">echo "enter size(N)"</text:p>
      <text:p text:style-name="P5">read N</text:p>
      <text:p text:style-name="P5">i=1</text:p>
      <text:p text:style-name="P5">sum=0</text:p>
      <text:p text:style-name="P5">echo "Enter Numbers"</text:p>
      <text:p text:style-name="P5">while [ $i -le $N ]</text:p>
      <text:p text:style-name="P5">do</text:p>
      <text:p text:style-name="P6"><text:span text:style-name="T10">read num</text:span></text:p>
      <text:p text:style-name="P6"><text:span text:style-name="T10">sum=$((sum + num))</text:span></text:p>
      <text:p text:style-name="P6"><text:span text:style-name="T10">i=$((i + 1))</text:span></text:p>
      <text:p text:style-name="P5">done</text:p>
      <text:p text:style-name="P5">echo $sum</text:p>
      <text:p text:style-name="P1"/>
      <text:p text:style-name="P7">output</text:p>
      <text:p text:style-name="P5">sjcet@Z238-UL:~$ bash sumn.sh</text:p>
      <text:p text:style-name="P5">enter size(N)</text:p>
      <text:p text:style-name="P5">3</text:p>
      <text:p text:style-name="P5">Enter Numbers</text:p>
      <text:p text:style-name="P5">10</text:p>
      <text:p text:style-name="P5">15</text:p>
      <text:p text:style-name="P5">20</text:p>
      <text:p text:style-name="P5">45</text:p>
      <text:p text:style-name="P1"/>
      <text:p text:style-name="P5">sjcet@Z238-UL:~$ bash sumn.sh</text:p>
      <text:p text:style-name="P5">enter size(N)</text:p>
      <text:p text:style-name="P5">3</text:p>
      <text:p text:style-name="P5">Enter Numbers</text:p>
      <text:p text:style-name="P5">10</text:p>
      <text:p text:style-name="P5">15</text:p>
      <text:p text:style-name="P5">20</text:p>
      <text:p text:style-name="P5">45</text:p>
      <text:p text:style-name="P1"><text:span text:style-name="T12"><text:line-break/><text:line-break/></text:span><text:line-break/><text:line-break/><text:line-break/><text:span text:style-name="T12"><text:line-break/></text:span></text:p>
      <text:p text:style-name="P1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4:45:04.132204992</meta:creation-date>
    <dc:date>2022-05-25T15:05:20.485675442</dc:date>
    <meta:editing-duration>PT10M6S</meta:editing-duration>
    <meta:editing-cycles>1</meta:editing-cycles>
    <meta:document-statistic meta:table-count="0" meta:image-count="0" meta:object-count="0" meta:page-count="10" meta:paragraph-count="359" meta:word-count="782" meta:character-count="3766" meta:non-whitespace-character-count="3328"/>
    <meta:generator>LibreOffice/6.4.7.2$Linux_X86_64 LibreOffice_project/40$Build-2</meta:generator>
  </office:meta>
</office:document-meta>
</file>